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34ab" officeooo:paragraph-rsid="000634ab"/>
    </style:style>
    <style:style style:name="P2" style:family="paragraph" style:parent-style-name="Standard">
      <style:text-properties officeooo:rsid="000634ab" officeooo:paragraph-rsid="000940f0"/>
    </style:style>
    <style:style style:name="P3" style:family="paragraph" style:parent-style-name="Standard">
      <style:text-properties officeooo:rsid="00068c1f" officeooo:paragraph-rsid="00068c1f"/>
    </style:style>
    <style:style style:name="P4" style:family="paragraph" style:parent-style-name="Standard">
      <style:text-properties officeooo:rsid="0007bdc9" officeooo:paragraph-rsid="0007bdc9"/>
    </style:style>
    <style:style style:name="P5" style:family="paragraph" style:parent-style-name="Standard">
      <style:text-properties officeooo:rsid="000940f0" officeooo:paragraph-rsid="000940f0"/>
    </style:style>
    <style:style style:name="T1" style:family="text">
      <style:text-properties officeooo:rsid="00068c1f"/>
    </style:style>
    <style:style style:name="T2" style:family="text">
      <style:text-properties officeooo:rsid="000940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ARNING STRATEGY</text:p>
      <text:p text:style-name="P1"/>
      <text:p text:style-name="P1">REFLECTION FOR ACTION</text:p>
      <text:p text:style-name="P3">Preparation: </text:p>
      <text:p text:style-name="P3">Reflection for action</text:p>
      <text:p text:style-name="P3">preparing : analyze the task</text:p>
      <text:p text:style-name="P3">review prior learning</text:p>
      <text:p text:style-name="P3">make a plan</text:p>
      <text:p text:style-name="P3">identify learning style and strategies</text:p>
      <text:p text:style-name="P3"/>
      <text:p text:style-name="P3"/>
      <text:p text:style-name="P1"/>
      <text:p text:style-name="P1">REFLECTION IN ACTION </text:p>
      <text:p text:style-name="P4">Exploring: Study the materials</text:p>
      <text:p text:style-name="P4">Identify <text:span text:style-name="T2">and access sources of help</text:span></text:p>
      <text:p text:style-name="P5">improve the skills required</text:p>
      <text:p text:style-name="P5">monitor progress</text:p>
      <text:p text:style-name="P5"/>
      <text:p text:style-name="P1"/>
      <text:p text:style-name="P1">REFLECTION IN ACTION</text:p>
      <text:p text:style-name="P5">Implementing : Monitor performance</text:p>
      <text:p text:style-name="P5">check guidelines or criteria again</text:p>
      <text:p text:style-name="P5">make a self-assessment</text:p>
      <text:p text:style-name="P5"/>
      <text:p text:style-name="P1"/>
      <text:p text:style-name="P1">REFLECTION ON ACTION</text:p>
      <text:p text:style-name="P2"><text:span text:style-name="T2">Reviewing</text:span></text:p>
      <text:p text:style-name="P2"><text:span text:style-name="T2">Review the whole process</text:span></text:p>
      <text:p text:style-name="P2"><text:span text:style-name="T2">take action on feedback</text:span></text:p>
      <text:p text:style-name="P2"><text:span text:style-name="T2">return to criteria</text:span> </text:p>
      <text:p text:style-name="P1"/>
      <text:p text:style-name="P1"/>
      <text:p text:style-name="P1">HTML</text:p>
      <text:p text:style-name="P1">CSS BASIC</text:p>
      <text:p text:style-name="P1">GIT</text:p>
      <text:p text:style-name="P1">COMMAND LINE <text:span text:style-name="T1">BASICS</text:span> <text:span text:style-name="T1">CMD</text:span></text:p>
      <text:p text:style-name="P1"/>
      <text:p text:style-name="P1">CODE CAMP</text:p>
      <text:p text:style-name="P1"><text:span text:style-name="T1">CODE </text:span>ACADEMY</text:p>
      <text:p text:style-name="P1"/>
      <text:p text:style-name="P3">RESOURCES YOU WANNA STUDY FROM</text:p>
      <text:p text:style-name="P3">STYLE : VIDEOS, SCHOOLS ETC</text:p>
      <text:p text:style-name="P3">STATRATEGY TOMATO TIMER FOCUS AND DEFU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14:32:35.103455929</meta:creation-date>
    <dc:date>2017-09-11T16:43:56.215161928</dc:date>
    <meta:editing-duration>PT1H30M10S</meta:editing-duration>
    <meta:editing-cycles>1</meta:editing-cycles>
    <meta:document-statistic meta:table-count="0" meta:image-count="0" meta:object-count="0" meta:page-count="1" meta:paragraph-count="31" meta:word-count="102" meta:character-count="661" meta:non-whitespace-character-count="587"/>
    <meta:generator>LibreOffice/5.1.6.2$Linux_X86_64 LibreOffice_project/10m0$Build-2</meta:generator>
  </office:meta>
</office:document-meta>
</file>